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826in" fo:margin-left="-0.075in" fo:margin-top="0in" fo:margin-bottom="0in" table:align="left" style:writing-mode="lr-tb"/>
    </style:style>
    <style:style style:name="Table1.A" style:family="table-column">
      <style:table-column-properties style:column-width="0.8833in"/>
    </style:style>
    <style:style style:name="Table1.C" style:family="table-column">
      <style:table-column-properties style:column-width="0.3347in"/>
    </style:style>
    <style:style style:name="Table1.D" style:family="table-column">
      <style:table-column-properties style:column-width="0.3819in"/>
    </style:style>
    <style:style style:name="Table1.E" style:family="table-column">
      <style:table-column-properties style:column-width="0.3972in"/>
    </style:style>
    <style:style style:name="Table1.F" style:family="table-column">
      <style:table-column-properties style:column-width="1.9014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575in" fo:margin-left="-0.075in" fo:margin-top="0in" fo:margin-bottom="0in" table:align="left" style:writing-mode="lr-tb"/>
    </style:style>
    <style:style style:name="Table2.A" style:family="table-column">
      <style:table-column-properties style:column-width="1.1368in"/>
    </style:style>
    <style:style style:name="Table2.B" style:family="table-column">
      <style:table-column-properties style:column-width="1.1882in"/>
    </style:style>
    <style:style style:name="Table2.C" style:family="table-column">
      <style:table-column-properties style:column-width="1.2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8"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2in" fo:margin-left="-0.075in" fo:margin-top="0in" fo:margin-bottom="0in" table:align="left" style:writing-mode="lr-tb"/>
    </style:style>
    <style:style style:name="Table3.A" style:family="table-column">
      <style:table-column-properties style:column-width="1.4493in"/>
    </style:style>
    <style:style style:name="Table3.B" style:family="table-column">
      <style:table-column-properties style:column-width="1.7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24"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style:font-name="Times New Roman" fo:font-size="10pt" style:font-size-asian="10pt"/>
    </style:style>
    <style:style style:name="P5" style:family="paragraph" style:parent-style-name="Standard">
      <style:paragraph-properties fo:margin-left="0in" fo:margin-right="0in" fo:text-indent="0in" style:auto-text-indent="false"/>
      <style:text-properties style:font-name="Times New Roman" fo:font-weight="bold" style:font-weight-asian="bold"/>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Standard" style:master-page-name="Standard">
      <style:paragraph-properties fo:margin-left="0in" fo:margin-right="0in" fo:text-indent="0in" style:auto-text-indent="false" style:page-number="auto"/>
    </style:style>
    <style:style style:name="P10" style:family="paragraph" style:parent-style-name="Heading_20_3">
      <style:paragraph-properties fo:margin-left="0in" fo:margin-right="0in" fo:text-indent="0in" style:auto-text-indent="false"/>
    </style:style>
    <style:style style:name="P11" style:family="paragraph" style:parent-style-name="Heading_20_2" style:list-style-name="">
      <style:paragraph-properties fo:margin-left="0in" fo:margin-right="0in" fo:text-indent="0in" style:auto-text-indent="false"/>
    </style:style>
    <style:style style:name="P12" style:family="paragraph" style:parent-style-name="Heading_20_4">
      <style:paragraph-properties fo:margin-left="0in" fo:margin-right="0in" fo:text-indent="0in" style:auto-text-indent="false"/>
    </style:style>
    <style:style style:name="P13" style:family="paragraph" style:parent-style-name="Heading_20_4">
      <style:paragraph-properties fo:margin-left="0in" fo:margin-right="0in" fo:text-indent="0in" style:auto-text-indent="false">
        <style:tab-stops/>
      </style:paragraph-properties>
    </style:style>
    <style:style style:name="P14"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fo:font-weight="normal" style:font-size-asian="18pt" style:language-asian="en" style:country-asian="US" style:font-weight-asian="normal"/>
    </style:style>
    <style:style style:name="T4" style:family="text">
      <style:text-properties style:font-name="Times New Roman" fo:font-size="12pt" fo:language="en" fo:country="US" style:font-size-asian="12pt" style:language-asian="en" style:country-asian="US"/>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0pt" style:font-size-asian="10pt"/>
    </style:style>
    <style:style style:name="T10" style:family="text">
      <style:text-properties fo:font-weight="normal" style:font-weight-asian="normal"/>
    </style:style>
    <style:style style:name="T11" style:family="text">
      <style:text-properties style:text-position="super 58%" style:font-name="Times New Roman" fo:font-size="10pt" fo:font-weight="bold" style:font-size-asian="10pt" style:font-weight-asian="bold"/>
    </style:style>
    <style:style style:name="T12"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his material is Open Game Content, and is licensed for public use under the terms of the Open Game License v1.0a.</text:span></text:p>
      <text:h text:style-name="P10" text:outline-level="3"><text:span text:style-name="T3">CREATURE OVERVIEW</text:span></text:h>
      <text:p text:style-name="P3"/>
      <text:p text:style-name="P14"><text:span text:style-name="T4">Creature Description</text:span></text:p>
      <text:p text:style-name="P1"><text:span text:style-name="T6">Each creature is organized in the same general format, as described in the following text. Much of the information on a creature is condensed into a creature statistics block, the contents of which are explained below. </text:span></text:p>
      <text:p text:style-name="P2"/>
      <text:p text:style-name="P1"><text:span text:style-name="T4">Challenge Rating (CR)</text:span></text:p>
      <text:p text:style-name="P1"><text:span text:style-name="T6">A creature’s Challenge Rating provides a rough measure of the creature’s toughness in a combat situation. As a rule of thumb, four heroes of a level equal to the creature’s Challenge Rating should exhaust roughly one-quarter of their resources battling it. But situations may arise where a creature’s Challenge Rating does not accurately reflect the difficulty of the challenge.</text:span></text:p>
      <text:p text:style-name="P3"/>
      <text:h text:style-name="P11" text:outline-level="2"><text:span text:style-name="T5">Size</text:span></text:h>
      <text:p text:style-name="P1"><text:span text:style-name="T6">A creature falls into one of nine size categories. The size categories are briefly described in Table: Creature Sizes. Each size category includes a size modifier that applies to the creature’s Defense and attack rolls; a modifier that applies to grapple checks; and a modifier that applies to Hide checks. These modifiers have been figured into the statistics for the creatures described here.</text:span></text:p>
      <text:p text:style-name="P3"/>
      <text:h text:style-name="P11" text:outline-level="2"><text:span text:style-name="T5">Type</text:span></text:h>
      <text:p text:style-name="P1"><text:span text:style-name="T6">A creature’s type determines many of its characteristics and abilities: physical ability scores, Hit Die type, base attack bonus, saving throw bonuses, skill points, feats, and special qualities. Mental ability scores (Intelligence, Wisdom, and Charisma) can vary widely among creatures of a type; unless a type description specifies a particular score for one of these abilities, the GM will assign values as he or she deems appropriate.</text:span></text:p>
      <text:p text:style-name="P2"/>
      <text:p text:style-name="P1"><text:span text:style-name="T4">Hit Dice (HD) and Hit Points (hp)</text:span></text:p>
      <text:p text:style-name="P1"><text:span text:style-name="T6">A creature’s type and size determine its Hit Dice. A creature’s Hit Dice is equivalent to its level for determining how various FX abilities affect the creature, its rate of natural healing, and its maximum ranks in a skill. </text:span></text:p>
      <text:p text:style-name="P1"><text:span text:style-name="T6">A creature’s Hit Dice and Constitution modifier determine its hit points. A creature’s entry gives the creature’s average hit points.</text:span></text:p>
      <text:p text:style-name="P3"/>
      <text:p text:style-name="P1"><text:span text:style-name="T4">Massive Damage Threshold (Mas)</text:span></text:p>
      <text:p text:style-name="P1"><text:soft-page-break/><text:span text:style-name="T6">When a creature takes damage from a single attack equal to or greater than its current Constitution, it must succeed on a Fortitude save (DC 15) or immediately drop to –1 hit points. If the damage would reduce the creature to –1 hit points or fewer anyway, the massive damage threshold does not apply, and the creature does not need to make a Fortitude save.</text:span></text:p>
      <text:p text:style-name="P1"><text:span text:style-name="T6">Constructs, elementals, oozes, plants, and undead ignore the effects of massive damage and do not have massive damage thresholds. Vermin gain a +5 species bonus on their Fortitude saves to avoid falling to –1 hit points.</text:span></text:p>
      <text:p text:style-name="P3"/>
      <text:p text:style-name="P1"><text:span text:style-name="T4">Initiative (Init)</text:span></text:p>
      <text:p text:style-name="P1"><text:span text:style-name="T6">The creature’s modifier on initiative checks is usually equal to its Dexterity modifier, although the Improved Initiative feat provides an additional +4 bonus.</text:span></text:p>
      <text:p text:style-name="P3"/>
      <text:p text:style-name="P1"><text:span text:style-name="T4">Speed (Spd)</text:span></text:p>
      <text:p text:style-name="P1"><text:span text:style-name="T6">A creature’s tactical speed on land is the amount of distance it can cover in one move action. If the creature wears armor that reduces its speed, this fact is given along with a parenthetical note indicating the armor type; the creature’s base unarmored speed follows.</text:span></text:p>
      <text:p text:style-name="P1"><text:span text:style-name="T6">If the creature has other modes of movement, these are given after the main entry. Unless noted otherwise, modes of movement are natural (not magical).</text:span></text:p>
      <text:p text:style-name="P1"><text:span text:style-name="T6">Burrow: The creature can tunnel through dirt, but not through rock unless the descriptive text says otherwise. Creatures cannot run while burrowing.</text:span></text:p>
      <text:p text:style-name="P1"><text:span text:style-name="T6">Climb: A creature with a climb speed has the Climb skill at no cost and gains a +8 species bonus on Climb checks. The creature must make a Climb check to climb any wall or slope with a DC greater than 0, but it always can choose to take 10, even if rushed or threatened while climbing. The creature climbs at the given speed while climbing. If it attempts an accelerated climb, it moves at double the given climb speed (or its normal land speed, whichever is less) and makes a single Climb check at a –5 penalty. Creatures cannot use the run action while climbing. The creature retains its Dexterity bonus to Defense (if any) while climbing, and opponents get no special bonus on their attack rolls against the climbing creature.</text:span></text:p>
      <text:p text:style-name="P1"><text:span text:style-name="T6">Fly: The creature can fly at the given speed if carrying no more than a medium load. All fly speeds include a parenthetical note indicating maneuverability:</text:span></text:p>
      <text:p text:style-name="P1"><text:span text:style-name="Core_20_Body_20_Italic"><text:span text:style-name="T6">Perfect: </text:span></text:span><text:span text:style-name="T6">The creature can perform almost any aerial maneuver it wishes.</text:span></text:p>
      <text:p text:style-name="P1"><text:span text:style-name="Core_20_Body_20_Italic"><text:span text:style-name="T6">Good:</text:span></text:span><text:span text:style-name="T6"> The creature is agile in the air, but cannot change direction as readily as one with perfect maneuverability.</text:span></text:p>
      <text:p text:style-name="P1"><text:span text:style-name="Core_20_Body_20_Italic"><text:span text:style-name="T6">Average:</text:span></text:span><text:span text:style-name="T6"> The creature can fly as adroitly as a small bird.</text:span></text:p>
      <text:p text:style-name="P1"><text:span text:style-name="Core_20_Body_20_Italic"><text:span text:style-name="T6">Poor: </text:span></text:span><text:span text:style-name="T6">The creature flies as well as a very large bird.</text:span></text:p>
      <text:p text:style-name="P1"><text:span text:style-name="Core_20_Body_20_Italic"><text:span text:style-name="T6">Clumsy:</text:span></text:span><text:span text:style-name="T6"> The creature can barely fly at all.</text:span></text:p>
      <text:p text:style-name="P1"><text:span text:style-name="T6">Creatures that fly can make dive attacks. A dive attack works just like a charge, but the diving creature must move a minimum of 30 feet. It can make only claw attacks, but these deal double damage. Creatures can use the run action while flying, provided they fly in a straight line.</text:span></text:p>
      <text:p text:style-name="P1"><text:span text:style-name="T6">Swim: A creature with a swim speed can move through water at the given speed without making Swim checks. It gains a +8 species bonus on any Swim check to perform some special action or avoid a hazard. The creature always can choose to take 10, even if distracted or endangered when swimming. Creatures can use the run action while swimming, provided they swim in a straight line.</text:span></text:p>
      <text:p text:style-name="P3"/>
      <text:h text:style-name="P11" text:outline-level="2"><text:span text:style-name="T5">Defense</text:span></text:h>
      <text:p text:style-name="P1"><text:soft-page-break/><text:span text:style-name="T6">A creature’s Defense includes a parenthetical mention of the modifiers contributing to it. The creature’s “touch” Defense (discounting natural armor and other armor modifiers) and “flat-footed” Defense (discounting Dexterity bonus and class bonus, if any) are provided as well.</text:span></text:p>
      <text:p text:style-name="P3"/>
      <text:p text:style-name="P1"><text:span text:style-name="T4">Base Attack Bonus (BAB)</text:span></text:p>
      <text:p text:style-name="P1"><text:span text:style-name="T6">A creature’s base attack bonus does not include any modifiers. It is used to calculate a creature’s grapple modifier as well as the maximum bonus on damage rolls for a creature using the Power Attack feat. A creature’s base attack bonus is derived by cross-referencing the creature’s Hit Dice and type on Table: Creature Saves and Base Attack Bonuses.</text:span></text:p>
      <text:p text:style-name="P3"/>
      <text:p text:style-name="P1"><text:span text:style-name="T4">Grapple Modifier (Grap)</text:span></text:p>
      <text:p text:style-name="P1"><text:span text:style-name="T6">Whenever a creature makes an opposed grapple check, apply this modifier to its d20 roll. The total modifier on grapple checks is determined as follows: base attack bonus + Strength modifier + grapple modifier. The grapple modifiers for creatures of various sizes are given in Table: Creature Sizes.</text:span></text:p>
      <text:p text:style-name="P3"/>
      <text:p text:style-name="P1"><text:span text:style-name="T4">Primary Attack (Atk)</text:span></text:p>
      <text:p text:style-name="P1"><text:span text:style-name="T6">If a creature moves more than 5 feet in the same round it attacks, it makes only a single attack using its primary attack bonus. This bonus includes modifications for size and Strength (for melee attacks) or Dexterity (for ranged attacks). A creature with the Weapon Finesse feat can use its Dexterity modifier on its primary attack. The damage and primary weapon type are noted in parentheses.</text:span></text:p>
      <text:p text:style-name="P1"><text:span text:style-name="T6">A creature’s primary attack damage includes its full Strength modifier (1.5 times its Strength bonus if it is the creature’s sole attack).</text:span></text:p>
      <text:p text:style-name="P1"><text:span text:style-name="T6">Use the creature’s primary attack bonus whenever the creature makes an attack of opportunity. </text:span></text:p>
      <text:p text:style-name="P1"><text:span text:style-name="T6">Creatures can attack with natural weapons, manufactured weapons, or sometimes both.</text:span></text:p>
      <text:p text:style-name="P3"/>
      <text:h text:style-name="P11" text:outline-level="2"><text:span text:style-name="T5">Natural Weapons</text:span></text:h>
      <text:p text:style-name="P1"><text:span text:style-name="T6">Natural weapons include teeth, claws, horns, and the like. The number of attacks along with the weapon, attack bonus, and form of attack (melee or ranged) are provided in a creature’s entry. Unless noted otherwise, natural weapons threaten critical hits on a natural attack roll of 20.</text:span></text:p>
      <text:p text:style-name="P1"><text:span text:style-name="T6">If any attacks also cause some special effect other than damage, that information is given along with the damage. Unless noted otherwise, creatures deal double damage on critical hits.</text:span></text:p>
      <text:p text:style-name="P1"><text:span text:style-name="T6">Natural weapons have types just as other weapons do. The most common types are summarized below.</text:span></text:p>
      <text:p text:style-name="P1"><text:span text:style-name="T6">Bite: The creature attacks with its mouth, dealing piercing damage.</text:span></text:p>
      <text:p text:style-name="P1"><text:span text:style-name="T6">Claw or Rake: The creature rips with a sharp appendage, dealing slashing damage.</text:span></text:p>
      <text:p text:style-name="P1"><text:span text:style-name="T6">Gore: The creature spears the opponent with an antler, horn, or similar appendage, dealing piercing damage.</text:span></text:p>
      <text:p text:style-name="P1"><text:soft-page-break/><text:span text:style-name="T6">Slap or Slam: The creature batters opponents with an appendage, dealing bludgeoning damage.</text:span></text:p>
      <text:p text:style-name="P1"><text:span text:style-name="T6">Sting: The creature stabs with a stinger, dealing piercing dam­age. Stings are usually poisoned.</text:span></text:p>
      <text:p text:style-name="P3"/>
      <text:h text:style-name="P11" text:outline-level="2"><text:span text:style-name="T5">Manufactured Weapons</text:span></text:h>
      <text:p text:style-name="P1"><text:span text:style-name="T6">Creatures that use manufactured weapons follow the same rules as characters, including those for multiple attacks and two-weapon fighting penalties.</text:span></text:p>
      <text:p text:style-name="P3"/>
      <text:p text:style-name="P1"><text:span text:style-name="T4">Full Attack (Full Atk)</text:span></text:p>
      <text:p text:style-name="P1"><text:span text:style-name="T6">A creature that takes no more than a 5-foot step during its turn can make a full attack using all of its natural weapons. A creature’s full attack includes both its primary attack and its secondary attacks (if any).</text:span></text:p>
      <text:p text:style-name="P1"><text:span text:style-name="T6">The primary attack bonus includes modifications for size and Strength (for melee attacks) or Dexterity (for ranged attacks). A creature with the Weapon Finesse feat can use its Dexterity modifier on melee attacks. A creature’s primary attack damage includes its full Strength modifier (1.5 times its Strength bonus if it is the creature’s sole attack or if the creature is wielding a two-handed melee weapon).</text:span></text:p>
      <text:p text:style-name="P1"><text:span text:style-name="T6">The remaining weapons are secondary attacks and take a –5 penalty on attack rolls. Creatures with the Multiattack feat (see Feats, below) take only a –2 penalty on secondary attacks. Secondary attacks add only one-half the creature’s Strength bonus to the damage.</text:span></text:p>
      <text:p text:style-name="P1"><text:span text:style-name="T6">Creatures that do not normally carry ranged weapons are still given a ranged attack bonus for situations in which they might be throwing objects at a target.</text:span></text:p>
      <text:p text:style-name="P3"/>
      <text:p text:style-name="P1"><text:span text:style-name="T4">Fighting Space (FS)</text:span></text:p>
      <text:p text:style-name="P1"><text:span text:style-name="T6">Fighting space approximates the amount of space a creature needs to move and fight effectively, and how much space it occupies on a grid of 5-foot-by-5-foot squares. Table: Creature Sizes gives the fighting space for creatures of any given size, although variations and exceptions are possible. </text:span></text:p>
      <text:p text:style-name="P3"/>
      <text:h text:style-name="P11" text:outline-level="2"><text:span text:style-name="T5">Reach</text:span></text:h>
      <text:p text:style-name="P1"><text:span text:style-name="T6">A creature’s reach is the distance at which it can strike targets with its natural weapons without needing to adjust its position on the grid. A creature using its natural weapons threatens all squares within its reach. When measuring diagonally, every second square counts as two squares. Table: Creature Sizes provides the typical reach for creatures of any given size. The GM may adjust the values in the table by –5 feet or +5 feet for creatures that have less than normal or greater than normal reach. Unlike the wielder of a reach weapon, a creature with greater than normal reach (more than 5 feet) can still strike creatures next to it. A creature with greater than normal reach usually gets an attack of opportunity against a character if the character approaches it, because the character enters a square it threatens before he or she can attack it. (This does not apply if the character takes a 5-foot step.) Large or larger creatures with reach weapons can strike targets out to double their reach but can’t strike at targets within their normal reach or less.</text:span></text:p>
      <text:p text:style-name="P1"><text:span text:style-name="T6">A creature with a 0-foot reach must move into the fighting space of its target to attack it, provoking an attack of opportunity from the target as the creature enters the target’s fighting space and threatened area. Also, creatures with 0-foot reach do not threaten the squares around them.</text:span></text:p>
      <text:p text:style-name="P3"/>
      <text:p text:style-name="P1"><text:span text:style-name="T4">Special Qualities (SQ)</text:span></text:p>
      <text:p text:style-name="P1"><text:span text:style-name="T6">Many creatures have unusual abilities. <text:s/>A special quality can be extraordinary (Ex), spell-like (Sp), or supernatural (Su).</text:span></text:p>
      <text:p text:style-name="P1"><text:soft-page-break/><text:span text:style-name="T6">Extraordinary: Extraordinary abilities are nonmagical and are not subject to anything that disrupts magic. Using an extraordinary ability is a free action unless noted otherwise.</text:span></text:p>
      <text:p text:style-name="P1"><text:span text:style-name="T6">Spell-Like: Spell-like abilities are magical and work just like spells, though they have no verbal, somatic, material, focus, or XP components. They are subject to spell resistance.</text:span></text:p>
      <text:p text:style-name="P1"><text:span text:style-name="T6">Spell-like abilities usually have a limit on the number of times they can be used. A spell-like ability that can be used “at will” has no use limit. Using a spell-like ability is an attack action unless noted otherwise, and doing so while threatened provokes attacks of opportunity. A spell-like ability can be disrupted just as a spell can be.</text:span></text:p>
      <text:p text:style-name="P1"><text:span text:style-name="T6">For creatures with spell-like abilities, a designated caster level serves to define how difficult it is to dispel their spell-like effects and to define any level-dependent variable the abilities might have. The creature’s caster level never affects which spell-like abilities the creature has; sometimes the given caster level is lower than the level a spellcasting character would need to cast the spell of the same name.</text:span></text:p>
      <text:p text:style-name="P1"><text:span text:style-name="T6">The saving throw (if any) for a spell-like ability is 10 + the level of the spell the ability resembles or duplicates + the creature’s Charisma modifier.</text:span></text:p>
      <text:p text:style-name="P1"><text:span text:style-name="T6">Supernatural: Supernatural abilities are magical but are not subject to spell resistance. Using a supernatural ability is an attack action unless noted otherwise. Supernatural abilities may have a use limit or be usable at will, just like spell-like abilities. However, supernatural abilities do not provoke attacks of opportunity and never require Concentration checks.</text:span></text:p>
      <text:p text:style-name="P3"/>
      <text:p text:style-name="P1"><text:span text:style-name="T4">Allegiances (AL)</text:span></text:p>
      <text:p text:style-name="P1"><text:span text:style-name="T6">This entry lists the creature’s most likely allegiances, in order from most important to least important. Fantastic creatures often have allegiances to a moral or ethical philosophy as well as allegiances to masters, groups, organizations, owners, or creators. </text:span></text:p>
      <text:p text:style-name="P3"/>
      <text:p text:style-name="P1"><text:span text:style-name="T4">Saves (SV)</text:span></text:p>
      <text:p text:style-name="P1"><text:span text:style-name="T6">A creature’s Fortitude, Reflex, and Will saving throw modifiers take into account the creature’s type, ability score modifiers, feats, and any special qualities.</text:span></text:p>
      <text:p text:style-name="P3"/>
      <text:p text:style-name="P1"><text:span text:style-name="T4">Action Points (AP)</text:span></text:p>
      <text:p text:style-name="P1"><text:span text:style-name="T6">Creatures have no action points. However, creatures can gain action points by taking levels in a heroic character class. Every time a creature picks up a heroic class level, it gains a number of action points equal to 5 + one-half its heroic character level (not counting the creature’s starting Hit Dice). Like most heroic characters, however, creatures with heroic class levels will have spent a certain number of action points in the course of their “heroic” careers.</text:span></text:p>
      <text:p text:style-name="P1"><text:span text:style-name="T6">Assume that a creature has a number of action points remaining equal to one-half of its heroic class levels. </text:span></text:p>
      <text:p text:style-name="P3"/>
      <text:p text:style-name="P1"><text:span text:style-name="T4">Reputation (Rep)</text:span></text:p>
      <text:p text:style-name="P1"><text:span text:style-name="T6">A creature has a Reputation bonus of +0 but may increase the bonus by taking levels in a character class.</text:span></text:p>
      <text:p text:style-name="P3"/>
      <text:h text:style-name="P11" text:outline-level="2"><text:span text:style-name="T5">Abilities</text:span></text:h>
      <text:p text:style-name="P1"><text:soft-page-break/><text:span text:style-name="T6">Creatures have the same six ability scores as characters: Strength (Str), Dexterity (Dex), Constitution (Con), Intelligence (Int), Wisdom (Wis), Charisma (Cha). Exceptions are noted below. </text:span></text:p>
      <text:p text:style-name="P1"><text:span text:style-name="T6">Strength: Quadrupeds can carry heavier loads than bipedal characters. See Carrying Capacity.</text:span></text:p>
      <text:p text:style-name="P1"><text:span text:style-name="T6">Intelligence: A creature can speak all the languages mentioned in its descriptive text. Any creature with an Intelligence score of 3 or higher understands at least one language.</text:span></text:p>
      <text:p text:style-name="P1"><text:span text:style-name="T6">Nonabilities: Some creatures lack certain ability scores. These creatures do not have an ability score of 0—they lack the ability altogether. The modifier for a nonability is +0. Other effects of nonabilities are as follows.</text:span></text:p>
      <text:p text:style-name="P1"><text:span text:style-name="Core_20_Body_20_Italic"><text:span text:style-name="T6">Strength:</text:span></text:span><text:span text:style-name="T6"> Any creature that can physically manipulate other objects has at least 1 point of Strength. A creature with no Strength score can’t exert force, usually because it has no physical body or because it is immobile. The creature automatically fails Strength checks. If the creature can attack, it applies its Dexterity modifier to its base attack bonus instead of a Strength modifier.</text:span></text:p>
      <text:p text:style-name="P1"><text:span text:style-name="Core_20_Body_20_Italic"><text:span text:style-name="T6">Dexterity: </text:span></text:span><text:span text:style-name="T6">Any creature that can move has at least 1 point of ­Dexterity. A creature with no Dexterity score can’t move. If it can act (such as by casting spells), the creature applies its Intelligence modifier instead of its Dexterity modifier to initiative checks. The creature fails all Reflex saves and Dexterity checks.</text:span></text:p>
      <text:p text:style-name="P1"><text:span text:style-name="Core_20_Body_20_Italic"><text:span text:style-name="T6">Constitution:</text:span></text:span><text:span text:style-name="T6"> Any living creature has at least 1 point of ­Constitution. A creature with no Constitution has no body or no metabolism. It is immune to any effect that requires a Fortitude save unless the effect works on objects or is harmless. The creature is also immune to ability damage, ability drain, and energy drain, and it always fails Constitution checks.</text:span></text:p>
      <text:p text:style-name="P1"><text:span text:style-name="Core_20_Body_20_Italic"><text:span text:style-name="T6">Intelligence: </text:span></text:span><text:span text:style-name="T6">Any creature that can think, learn, or remember has at least 1 point of Intelligence. A creature with no Intelligence score is an automaton, operating on simple instincts or programmed instructions. It is immune to all mind-affecting effects and automatically fails Intelligence checks.</text:span></text:p>
      <text:p text:style-name="P1"><text:span text:style-name="Core_20_Body_20_Italic"><text:span text:style-name="T6">Wisdom: </text:span></text:span><text:span text:style-name="T6">Any creature that can perceive its environment in any fashion has at least 1 point of Wisdom. Anything with no Wisdom score is an object, not a creature. Anything without a Wisdom score also has no Charisma score.</text:span></text:p>
      <text:p text:style-name="P1"><text:span text:style-name="Core_20_Body_20_Italic"><text:span text:style-name="T6">Charisma: </text:span></text:span><text:span text:style-name="T6">Any creature capable of telling the difference between itself and things that are not itself has at least 1 point of Charisma. Anything with no Charisma score is an object, not a creature. Anything without a Charisma score also has no Wisdom score.</text:span></text:p>
      <text:p text:style-name="P3"/>
      <text:h text:style-name="P11" text:outline-level="2"><text:span text:style-name="T5">Skills</text:span></text:h>
      <text:p text:style-name="P1"><text:span text:style-name="T6">This section lists alphabetically all the creature’s skills by name along with skill modifiers that include adjustments for ability scores and any bonuses from feats or species abilities (unless otherwise noted in the descriptive text). All listed skills were purchased as class skills unless the creature acquires a character class (see Advancement, below).</text:span></text:p>
      <text:p text:style-name="P1"><text:span text:style-name="T6">Automatic Languages: Some creatures read, write, or speak unique languages that heroes don’t know anything about. The GM determines whether a hero is capable of learning one of these unique languages and the method by which that language can be learned.</text:span></text:p>
      <text:p text:style-name="P3"/>
      <text:h text:style-name="P11" text:outline-level="2"><text:span text:style-name="T5">Feats</text:span></text:h>
      <text:p text:style-name="P1"><text:span text:style-name="T6">This section lists alphabetically all the creature’s feats. </text:span></text:p>
      <text:p text:style-name="P1"><text:span text:style-name="T6">Most creatures use the same feats that are available to characters, but some have access to the Multiattack feat (described below).</text:span></text:p>
      <text:p text:style-name="P3"/>
      <text:h text:style-name="P12" text:outline-level="4"><text:span text:style-name="T7">Multiattack</text:span></text:h>
      <text:p text:style-name="P1"><text:span text:style-name="T6">The creature is adept at using all its natural weapons at once.</text:span></text:p>
      <text:p text:style-name="P1"><text:soft-page-break/><text:span text:style-name="T7">Prerequisite:</text:span><text:span text:style-name="T6"> Three or more natural weapons.</text:span></text:p>
      <text:p text:style-name="P1"><text:span text:style-name="T7">Benefit: </text:span><text:span text:style-name="T6">The creature’s secondary attacks with natural weapons take only a –2 penalty.</text:span></text:p>
      <text:p text:style-name="P1"><text:span text:style-name="T7">Normal: </text:span><text:span text:style-name="T6">Without this feat, the creature’s secondary natural attacks take a –5 penalty.</text:span></text:p>
      <text:p text:style-name="P3"/>
      <text:h text:style-name="P11" text:outline-level="2"><text:span text:style-name="T5">Advancement</text:span></text:h>
      <text:p text:style-name="P1"><text:span text:style-name="T6">The GM can improve a creature by increasing its Hit Dice. The Advancement entry indicates the increased Hit Dice (and often size) of the creature or indicates that the creature can advance by character class.</text:span></text:p>
      <text:p text:style-name="P3"/>
      <text:h text:style-name="P12" text:outline-level="4"><text:span text:style-name="T7">Increasing Hit Dice</text:span></text:h>
      <text:p text:style-name="P1"><text:span text:style-name="T6">As a creature gains Hit Dice, many of its game statistics change.</text:span></text:p>
      <text:p text:style-name="P1"><text:span text:style-name="T7">Size: </text:span><text:span text:style-name="T6">Adding Hit Dice to a creature can also increase its size. An increase in size affects a creature’s Defense, attack rolls, and grapple checks, as shown on Table: Creature Sizes, as well as physical ability scores and damage, as shown in the descriptions of the creature types.</text:span></text:p>
      <text:p text:style-name="P1"><text:span text:style-name="T7">Defense:</text:span><text:span text:style-name="T6"> An increase in size affects a creature’s Defense, as shown on Table: Creature Sizes. An increase in size might also improve a creature’s natural armor bonus to Defense, as shown on Table: Adjustments to Physical Abilities and Natural Armor. Note that a natural armor bonus stacks with an equipment bonus from armor.</text:span></text:p>
      <text:p text:style-name="P1"><text:span text:style-name="T7">Attack Bonus:</text:span><text:span text:style-name="T6"> Table: Creature Saves and Base Attack Bonuses shows how a creature’s base attack bonus improves as it gains Hit Dice. A change in the creature’s size also modifies its attack rolls, as shown on Table: Creature Sizes. Both values must be counted when recalculating a creature’s attack bonus.</text:span></text:p>
      <text:p text:style-name="P1"><text:span text:style-name="T7">Grapple Modifier:</text:span><text:span text:style-name="T6"> An increase in size affects a creature’s grapple modifier, as shown on Table: Creature Sizes.</text:span></text:p>
      <text:p text:style-name="P1"><text:span text:style-name="T6">Damage: An increase in size also increases the amount of damage a creature deals with its natural weapons.</text:span></text:p>
      <text:p text:style-name="P1"><text:span text:style-name="T7">Saving Throws:</text:span><text:span text:style-name="T6"> Table: Creature Saves and Base At­tack Bonuses shows how a creature’s saving throw bonuses improve as it gains Hit Dice.</text:span></text:p>
      <text:p text:style-name="P1"><text:span text:style-name="T7">Ability Scores: </text:span><text:span text:style-name="T6">An increase in size affects a creature’s Strength, Dexterity, and Constitution, as shown on Table: Adjustments to Physical Abilities and Natural Armor.</text:span></text:p>
      <text:p text:style-name="P1"><text:span text:style-name="T7">Skills and Feats:</text:span><text:span text:style-name="T6"> As shown on Table: Bonus Skill Points and Feats by Creature Type, a creature may gain additional skill points and feats depending on its type.</text:span></text:p>
      <text:p text:style-name="P3"/>
      <table:table table:name="Table1" table:style-name="Table1">
        <table:table-column table:style-name="Table1.A" table:number-columns-repeated="2"/>
        <table:table-column table:style-name="Table1.C"/>
        <table:table-column table:style-name="Table1.D"/>
        <table:table-column table:style-name="Table1.E"/>
        <table:table-column table:style-name="Table1.F"/>
        <text:soft-page-break/>
        <table:table-row table:style-name="Table1.1">
          <table:table-cell table:style-name="Table1.A1" table:number-columns-spanned="6" office:value-type="string">
            <text:h text:style-name="P13" text:outline-level="4"><text:span text:style-name="T2">Table: Adjustments to Physical Abilities and Natural Armor</text:span></text:h>
          </table:table-cell>
          <table:covered-table-cell/>
          <table:covered-table-cell/>
          <table:covered-table-cell/>
          <table:covered-table-cell/>
          <table:covered-table-cell/>
        </table:table-row>
        <table:table-row table:style-name="Table1.2">
          <table:table-cell table:style-name="Table1.A2" office:value-type="string">
            <text:p text:style-name="P6"><text:span text:style-name="T8">Old Size</text:span><text:span text:style-name="superscript_20__23__20_in_20_tables"><text:span text:style-name="T11"> 1</text:span></text:span></text:p>
          </table:table-cell>
          <table:table-cell table:style-name="Table1.A2" office:value-type="string">
            <text:p text:style-name="P8"><text:span text:style-name="T8">New Size</text:span></text:p>
          </table:table-cell>
          <table:table-cell table:style-name="Table1.A2" office:value-type="string">
            <text:p text:style-name="P8"><text:span text:style-name="T8">Str</text:span></text:p>
          </table:table-cell>
          <table:table-cell table:style-name="Table1.A2" office:value-type="string">
            <text:p text:style-name="P8"><text:span text:style-name="T8">Dex</text:span></text:p>
          </table:table-cell>
          <table:table-cell table:style-name="Table1.A2" office:value-type="string">
            <text:p text:style-name="P8"><text:span text:style-name="T8">Con</text:span></text:p>
          </table:table-cell>
          <table:table-cell table:style-name="Table1.A2" office:value-type="string">
            <text:p text:style-name="P8"><text:span text:style-name="T8">Natural Armor Improvement</text:span></text:p>
          </table:table-cell>
        </table:table-row>
        <table:table-row table:style-name="Table1.2">
          <table:table-cell table:style-name="Table1.A2" office:value-type="string">
            <text:p text:style-name="P1"><text:span text:style-name="T9">Fine</text:span></text:p>
          </table:table-cell>
          <table:table-cell table:style-name="Table1.A2" office:value-type="string">
            <text:p text:style-name="P7"><text:span text:style-name="T9">Diminutive</text:span></text:p>
          </table:table-cell>
          <table:table-cell table:style-name="Table1.A2" office:value-type="string">
            <text:p text:style-name="P7"><text:span text:style-name="T9">—</text:span></text:p>
          </table:table-cell>
          <table:table-cell table:style-name="Table1.A2" office:value-type="string">
            <text:p text:style-name="P7"><text:span text:style-name="T9">–2</text:span></text:p>
          </table:table-cell>
          <table:table-cell table:style-name="Table1.A2" office:value-type="string">
            <text:p text:style-name="P7"><text:span text:style-name="T9">—</text:span></text:p>
          </table:table-cell>
          <table:table-cell table:style-name="Table1.A2" office:value-type="string">
            <text:p text:style-name="P7"><text:span text:style-name="T9">—</text:span></text:p>
          </table:table-cell>
        </table:table-row>
        <table:table-row table:style-name="Table1.2">
          <table:table-cell table:style-name="Table1.A2" office:value-type="string">
            <text:p text:style-name="P1"><text:span text:style-name="T9">Diminutive</text:span></text:p>
          </table:table-cell>
          <table:table-cell table:style-name="Table1.A2" office:value-type="string">
            <text:p text:style-name="P7"><text:span text:style-name="T9">Tiny</text:span></text:p>
          </table:table-cell>
          <table:table-cell table:style-name="Table1.A2" office:value-type="string">
            <text:p text:style-name="P7"><text:span text:style-name="T9">+2</text:span></text:p>
          </table:table-cell>
          <table:table-cell table:style-name="Table1.A2" office:value-type="string">
            <text:p text:style-name="P7"><text:span text:style-name="T9">–2</text:span></text:p>
          </table:table-cell>
          <table:table-cell table:style-name="Table1.A2" office:value-type="string">
            <text:p text:style-name="P7"><text:span text:style-name="T9">—</text:span></text:p>
          </table:table-cell>
          <table:table-cell table:style-name="Table1.A2" office:value-type="string">
            <text:p text:style-name="P7"><text:span text:style-name="T9">—</text:span></text:p>
          </table:table-cell>
        </table:table-row>
        <table:table-row table:style-name="Table1.2">
          <table:table-cell table:style-name="Table1.A2" office:value-type="string">
            <text:p text:style-name="P1"><text:span text:style-name="T9">Tiny</text:span></text:p>
          </table:table-cell>
          <table:table-cell table:style-name="Table1.A2" office:value-type="string">
            <text:p text:style-name="P7"><text:span text:style-name="T9">Small</text:span></text:p>
          </table:table-cell>
          <table:table-cell table:style-name="Table1.A2" office:value-type="string">
            <text:p text:style-name="P7"><text:span text:style-name="T9">+4</text:span></text:p>
          </table:table-cell>
          <table:table-cell table:style-name="Table1.A2" office:value-type="string">
            <text:p text:style-name="P7"><text:span text:style-name="T9">–2</text:span></text:p>
          </table:table-cell>
          <table:table-cell table:style-name="Table1.A2" office:value-type="string">
            <text:p text:style-name="P7"><text:span text:style-name="T9">—</text:span></text:p>
          </table:table-cell>
          <table:table-cell table:style-name="Table1.A2" office:value-type="string">
            <text:p text:style-name="P7"><text:span text:style-name="T9">—</text:span></text:p>
          </table:table-cell>
        </table:table-row>
        <table:table-row table:style-name="Table1.2">
          <table:table-cell table:style-name="Table1.A2" office:value-type="string">
            <text:p text:style-name="P1"><text:span text:style-name="T9">Small</text:span></text:p>
          </table:table-cell>
          <table:table-cell table:style-name="Table1.A2" office:value-type="string">
            <text:p text:style-name="P7"><text:span text:style-name="T9">Medium-size</text:span></text:p>
          </table:table-cell>
          <table:table-cell table:style-name="Table1.A2" office:value-type="string">
            <text:p text:style-name="P7"><text:span text:style-name="T9">+4</text:span></text:p>
          </table:table-cell>
          <table:table-cell table:style-name="Table1.A2" office:value-type="string">
            <text:p text:style-name="P7"><text:span text:style-name="T9">–2</text:span></text:p>
          </table:table-cell>
          <table:table-cell table:style-name="Table1.A2" office:value-type="string">
            <text:p text:style-name="P7"><text:span text:style-name="T9">+2</text:span></text:p>
          </table:table-cell>
          <table:table-cell table:style-name="Table1.A2" office:value-type="string">
            <text:p text:style-name="P7"><text:span text:style-name="T9">—</text:span></text:p>
          </table:table-cell>
        </table:table-row>
        <table:table-row table:style-name="Table1.2">
          <table:table-cell table:style-name="Table1.A2" office:value-type="string">
            <text:p text:style-name="P1"><text:span text:style-name="T9">Medium-size</text:span></text:p>
          </table:table-cell>
          <table:table-cell table:style-name="Table1.A2" office:value-type="string">
            <text:p text:style-name="P7"><text:span text:style-name="T9">Large</text:span></text:p>
          </table:table-cell>
          <table:table-cell table:style-name="Table1.A2" office:value-type="string">
            <text:p text:style-name="P7"><text:span text:style-name="T9">+8</text:span></text:p>
          </table:table-cell>
          <table:table-cell table:style-name="Table1.A2" office:value-type="string">
            <text:p text:style-name="P7"><text:span text:style-name="T9">–2</text:span></text:p>
          </table:table-cell>
          <table:table-cell table:style-name="Table1.A2" office:value-type="string">
            <text:p text:style-name="P7"><text:span text:style-name="T9">+4</text:span></text:p>
          </table:table-cell>
          <table:table-cell table:style-name="Table1.A2" office:value-type="string">
            <text:p text:style-name="P7"><text:span text:style-name="T9">+2</text:span></text:p>
          </table:table-cell>
        </table:table-row>
        <table:table-row table:style-name="Table1.2">
          <table:table-cell table:style-name="Table1.A2" office:value-type="string">
            <text:p text:style-name="P1"><text:span text:style-name="T9">Large</text:span></text:p>
          </table:table-cell>
          <table:table-cell table:style-name="Table1.A2" office:value-type="string">
            <text:p text:style-name="P7"><text:span text:style-name="T9">Huge</text:span></text:p>
          </table:table-cell>
          <table:table-cell table:style-name="Table1.A2" office:value-type="string">
            <text:p text:style-name="P7"><text:span text:style-name="T9">+8</text:span></text:p>
          </table:table-cell>
          <table:table-cell table:style-name="Table1.A2" office:value-type="string">
            <text:p text:style-name="P7"><text:span text:style-name="T9">–2</text:span></text:p>
          </table:table-cell>
          <table:table-cell table:style-name="Table1.A2" office:value-type="string">
            <text:p text:style-name="P7"><text:span text:style-name="T9">+4</text:span></text:p>
          </table:table-cell>
          <table:table-cell table:style-name="Table1.A2" office:value-type="string">
            <text:p text:style-name="P7"><text:span text:style-name="T9">+3</text:span></text:p>
          </table:table-cell>
        </table:table-row>
        <table:table-row table:style-name="Table1.2">
          <table:table-cell table:style-name="Table1.A2" office:value-type="string">
            <text:p text:style-name="P1"><text:span text:style-name="T9">Huge</text:span></text:p>
          </table:table-cell>
          <table:table-cell table:style-name="Table1.A2" office:value-type="string">
            <text:p text:style-name="P7"><text:span text:style-name="T9">Gargantuan</text:span></text:p>
          </table:table-cell>
          <table:table-cell table:style-name="Table1.A2" office:value-type="string">
            <text:p text:style-name="P7"><text:span text:style-name="T9">+8</text:span></text:p>
          </table:table-cell>
          <table:table-cell table:style-name="Table1.A2" office:value-type="string">
            <text:p text:style-name="P7"><text:span text:style-name="T9">—</text:span></text:p>
          </table:table-cell>
          <table:table-cell table:style-name="Table1.A2" office:value-type="string">
            <text:p text:style-name="P7"><text:span text:style-name="T9">+4</text:span></text:p>
          </table:table-cell>
          <table:table-cell table:style-name="Table1.A2" office:value-type="string">
            <text:p text:style-name="P7"><text:span text:style-name="T9">+4</text:span></text:p>
          </table:table-cell>
        </table:table-row>
        <table:table-row table:style-name="Table1.2">
          <table:table-cell table:style-name="Table1.A2" office:value-type="string">
            <text:p text:style-name="P1"><text:span text:style-name="T9">Gargantuan</text:span></text:p>
          </table:table-cell>
          <table:table-cell table:style-name="Table1.A2" office:value-type="string">
            <text:p text:style-name="P7"><text:span text:style-name="T9">Colossal</text:span></text:p>
          </table:table-cell>
          <table:table-cell table:style-name="Table1.A2" office:value-type="string">
            <text:p text:style-name="P7"><text:span text:style-name="T9">+8</text:span></text:p>
          </table:table-cell>
          <table:table-cell table:style-name="Table1.A2" office:value-type="string">
            <text:p text:style-name="P7"><text:span text:style-name="T9">—</text:span></text:p>
          </table:table-cell>
          <table:table-cell table:style-name="Table1.A2" office:value-type="string">
            <text:p text:style-name="P7"><text:span text:style-name="T9">+4</text:span></text:p>
          </table:table-cell>
          <table:table-cell table:style-name="Table1.A2" office:value-type="string">
            <text:p text:style-name="P7"><text:span text:style-name="T9">+5</text:span></text:p>
          </table:table-cell>
        </table:table-row>
        <table:table-row table:style-name="Table1.1">
          <table:table-cell table:style-name="Table1.A11" table:number-columns-spanned="6" office:value-type="string">
            <text:p text:style-name="P6"><text:span text:style-name="superscript_20__23__20_in_20_tables"><text:span text:style-name="T9">1</text:span></text:span><text:span text:style-name="superscript_20__23__20_in_20_tables"><text:span text:style-name="T12"> </text:span></text:span><text:span text:style-name="T9">Repeat the adjustment if the creature moves up more than one size category. </text:span></text:p>
          </table:table-cell>
          <table:covered-table-cell/>
          <table:covered-table-cell/>
          <table:covered-table-cell/>
          <table:covered-table-cell/>
          <table:covered-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h text:style-name="P13" text:outline-level="4"><text:span text:style-name="T2">Table: Bonus Skill Points and Feats by Creature Type</text:span></text:h>
          </table:table-cell>
          <table:covered-table-cell/>
          <table:covered-table-cell/>
        </table:table-row>
        <table:table-row table:style-name="Table2.2">
          <table:table-cell table:style-name="Table2.A2" office:value-type="string">
            <text:p text:style-name="P6"><text:span text:style-name="T8">Type</text:span></text:p>
          </table:table-cell>
          <table:table-cell table:style-name="Table2.A2" office:value-type="string">
            <text:p text:style-name="P6"><text:span text:style-name="T8">Bonus Skill Points</text:span></text:p>
          </table:table-cell>
          <table:table-cell table:style-name="Table2.A2" office:value-type="string">
            <text:p text:style-name="P6"><text:span text:style-name="T8">Bonus Feats</text:span></text:p>
          </table:table-cell>
        </table:table-row>
        <table:table-row table:style-name="Table2.2">
          <table:table-cell table:style-name="Table2.A3" office:value-type="string">
            <text:p text:style-name="P6"><text:span text:style-name="T9">Aberration</text:span></text:p>
          </table:table-cell>
          <table:table-cell table:style-name="Table2.A3" office:value-type="string">
            <text:p text:style-name="P6"><text:span text:style-name="T9">+2 per extra HD</text:span></text:p>
          </table:table-cell>
          <table:table-cell table:style-name="Table2.A3" office:value-type="string">
            <text:p text:style-name="P6"><text:span text:style-name="T9">+1 per 4 extra HD</text:span></text:p>
          </table:table-cell>
        </table:table-row>
        <table:table-row table:style-name="Table2.2">
          <table:table-cell table:style-name="Table2.A3" office:value-type="string">
            <text:p text:style-name="P1"><text:span text:style-name="T9">Animal</text:span></text:p>
          </table:table-cell>
          <table:table-cell table:style-name="Table2.A3" office:value-type="string">
            <text:p text:style-name="P1"><text:span text:style-name="T9">—</text:span></text:p>
          </table:table-cell>
          <table:table-cell table:style-name="Table2.A3" office:value-type="string">
            <text:p text:style-name="P1"><text:span text:style-name="T9">—</text:span></text:p>
          </table:table-cell>
        </table:table-row>
        <table:table-row table:style-name="Table2.2">
          <table:table-cell table:style-name="Table2.A3" office:value-type="string">
            <text:p text:style-name="P1"><text:span text:style-name="T9">Construct</text:span></text:p>
          </table:table-cell>
          <table:table-cell table:style-name="Table2.A3" office:value-type="string">
            <text:p text:style-name="P1"><text:span text:style-name="T9">—</text:span></text:p>
          </table:table-cell>
          <table:table-cell table:style-name="Table2.A3" office:value-type="string">
            <text:p text:style-name="P1"><text:span text:style-name="T9">—</text:span></text:p>
          </table:table-cell>
        </table:table-row>
        <table:table-row table:style-name="Table2.2">
          <table:table-cell table:style-name="Table2.A3" office:value-type="string">
            <text:p text:style-name="P1"><text:span text:style-name="T9">Dragon</text:span></text:p>
          </table:table-cell>
          <table:table-cell table:style-name="Table2.A3" office:value-type="string">
            <text:p text:style-name="P1"><text:span text:style-name="T9">6 + Int modifier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Elemental</text:span></text:p>
          </table:table-cell>
          <table:table-cell table:style-name="Table2.A3" office:value-type="string">
            <text:p text:style-name="P1"><text:span text:style-name="T9">+2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Fey</text:span></text:p>
          </table:table-cell>
          <table:table-cell table:style-name="Table2.A3" office:value-type="string">
            <text:p text:style-name="P1"><text:span text:style-name="T9">+2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Giant</text:span></text:p>
          </table:table-cell>
          <table:table-cell table:style-name="Table2.A3" office:value-type="string">
            <text:p text:style-name="P1"><text:span text:style-name="T9">+2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Humanoid</text:span></text:p>
          </table:table-cell>
          <table:table-cell table:style-name="Table2.A3" office:value-type="string">
            <text:p text:style-name="P1"><text:span text:style-name="T9">+1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Magical beast</text:span></text:p>
          </table:table-cell>
          <table:table-cell table:style-name="Table2.A3" office:value-type="string">
            <text:p text:style-name="P1"><text:span text:style-name="T9">+1 per extra HD</text:span><text:span text:style-name="superscript_20__23__20_in_20_tables"><text:span text:style-name="T12"> </text:span></text:span><text:span text:style-name="superscript_20__23__20_in_20_tables"><text:span text:style-name="T11">1</text:span></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Monstrous humanoid</text:span></text:p>
          </table:table-cell>
          <table:table-cell table:style-name="Table2.A3" office:value-type="string">
            <text:p text:style-name="P1"><text:span text:style-name="T9">+2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Ooze</text:span></text:p>
          </table:table-cell>
          <table:table-cell table:style-name="Table2.A3" office:value-type="string">
            <text:p text:style-name="P1"><text:span text:style-name="T9">—</text:span></text:p>
          </table:table-cell>
          <table:table-cell table:style-name="Table2.A3" office:value-type="string">
            <text:p text:style-name="P1"><text:span text:style-name="T9">—</text:span></text:p>
          </table:table-cell>
        </table:table-row>
        <table:table-row table:style-name="Table2.2">
          <table:table-cell table:style-name="Table2.A3" office:value-type="string">
            <text:p text:style-name="P1"><text:span text:style-name="T9">Outsider</text:span></text:p>
          </table:table-cell>
          <table:table-cell table:style-name="Table2.A3" office:value-type="string">
            <text:p text:style-name="P1"><text:span text:style-name="T9">8 + Int modifier per 4 extra HD</text:span></text:p>
          </table:table-cell>
          <table:table-cell table:style-name="Table2.A3" office:value-type="string">
            <text:p text:style-name="P1"><text:span text:style-name="T9">+1 per extra HD</text:span></text:p>
          </table:table-cell>
        </table:table-row>
        <table:table-row table:style-name="Table2.2">
          <table:table-cell table:style-name="Table2.A3" office:value-type="string">
            <text:p text:style-name="P1"><text:span text:style-name="T9">Plant</text:span></text:p>
          </table:table-cell>
          <table:table-cell table:style-name="Table2.A3" office:value-type="string">
            <text:p text:style-name="P1"><text:span text:style-name="T9">—</text:span></text:p>
          </table:table-cell>
          <table:table-cell table:style-name="Table2.A3" office:value-type="string">
            <text:p text:style-name="P1"><text:span text:style-name="T9">—</text:span></text:p>
          </table:table-cell>
        </table:table-row>
        <table:table-row table:style-name="Table2.2">
          <table:table-cell table:style-name="Table2.A3" office:value-type="string">
            <text:p text:style-name="P1"><text:span text:style-name="T9">Undead</text:span></text:p>
          </table:table-cell>
          <table:table-cell table:style-name="Table2.A3" office:value-type="string">
            <text:p text:style-name="P1"><text:span text:style-name="T9">+2 per extra HD</text:span></text:p>
          </table:table-cell>
          <table:table-cell table:style-name="Table2.A3" office:value-type="string">
            <text:p text:style-name="P1"><text:span text:style-name="T9">+1 per 4 extra HD</text:span></text:p>
          </table:table-cell>
        </table:table-row>
        <table:table-row table:style-name="Table2.2">
          <table:table-cell table:style-name="Table2.A3" office:value-type="string">
            <text:p text:style-name="P1"><text:span text:style-name="T9">Vermin</text:span></text:p>
          </table:table-cell>
          <table:table-cell table:style-name="Table2.A3" office:value-type="string">
            <text:p text:style-name="P1"><text:span text:style-name="T9">—</text:span></text:p>
          </table:table-cell>
          <table:table-cell table:style-name="Table2.A3" office:value-type="string">
            <text:p text:style-name="P1"><text:span text:style-name="T9">—</text:span></text:p>
          </table:table-cell>
        </table:table-row>
        <table:table-row table:style-name="Table2.1">
          <table:table-cell table:style-name="Table2.A18" table:number-columns-spanned="3" office:value-type="string">
            <text:p text:style-name="P6"><text:span text:style-name="superscript_20__23__20_in_20_tables"><text:span text:style-name="T9">1</text:span></text:span><text:span text:style-name="superscript_20__23__20_in_20_tables"><text:span text:style-name="T12"> </text:span></text:span><text:span text:style-name="T9">Magical beasts with an Intelligence of 1 or 2 gain no bonus skills as they advance.</text:span></text:p>
          </table:table-cell>
          <table:covered-table-cell/>
          <table:covered-table-cell/>
        </table:table-row>
      </table:table>
      <text:p text:style-name="P3"/>
      <text:h text:style-name="P11" text:outline-level="2"><text:soft-page-break/><text:span text:style-name="T5">Acquiring a Character Class</text:span></text:h>
      <text:p text:style-name="P1"><text:span text:style-name="T6">A creature that acquires a character class follows the rules for multiclass characters. The creature’s character level equals its Hit Dice plus the number of character class levels it has. Creatures with 1 or fewer Hit Dice count only their character class levels.</text:span></text:p>
      <text:p text:style-name="P1"><text:span text:style-name="T7">Size:</text:span><text:span text:style-name="T6"> Adding character classes to a creature never affects its size.</text:span></text:p>
      <text:p text:style-name="P1"><text:span text:style-name="T7">Skills: </text:span><text:span text:style-name="T6">Creatures that take levels of a character class do not gain as many skill points as a human character of the same class. Creatures get 4 fewer skill points at 1st level than a human character and 1 fewer skill point each level thereafter; see Table: Skill Points per Class Level for Nonhumans.</text:span></text:p>
      <text:p text:style-name="P1"><text:span text:style-name="T7">Feats:</text:span><text:span text:style-name="T6"> Creatures with 1 or fewer Hit Dice that acquire character class levels advance as human characters do, but they gain only one bonus feat at 1st level instead of two.</text:span></text:p>
      <text:p text:style-name="P1"><text:span text:style-name="T7">Talents and Abilities</text:span></text:p>
      <text:p text:style-name="P1"><text:span text:style-name="T6">Creatures that advance by character class gain special talents and abilities, which are noted here.</text:span></text:p>
      <text:p text:style-name="P3"/>
      <table:table table:name="Table3" table:style-name="Table3">
        <table:table-column table:style-name="Table3.A"/>
        <table:table-column table:style-name="Table3.B"/>
        <table:table-row table:style-name="Table3.1">
          <table:table-cell table:style-name="Table3.A1" table:number-columns-spanned="2" office:value-type="string">
            <text:h text:style-name="P13" text:outline-level="4"><text:span text:style-name="T2">Table: Skill Points per Class Level for Nonhumans</text:span></text:h>
          </table:table-cell>
          <table:covered-table-cell/>
        </table:table-row>
        <table:table-row table:style-name="Table3.2">
          <table:table-cell table:style-name="Table3.A2" office:value-type="string">
            <text:p text:style-name="P6"><text:span text:style-name="T8">Basic Class</text:span></text:p>
          </table:table-cell>
          <table:table-cell table:style-name="Table3.A2" office:value-type="string">
            <text:p text:style-name="P6"><text:span text:style-name="T8">Skill Points per Level</text:span><text:span text:style-name="superscript_20__23__20_in_20_tables"><text:span text:style-name="T11"> 1</text:span></text:span></text:p>
          </table:table-cell>
        </table:table-row>
        <table:table-row table:style-name="Table3.2">
          <table:table-cell table:style-name="Table3.A2" office:value-type="string">
            <text:p text:style-name="P1"><text:span text:style-name="T9">Strong</text:span></text:p>
          </table:table-cell>
          <table:table-cell table:style-name="Table3.A2" office:value-type="string">
            <text:p text:style-name="P1"><text:span text:style-name="T9">2 + Int modifier</text:span></text:p>
          </table:table-cell>
        </table:table-row>
        <table:table-row table:style-name="Table3.2">
          <table:table-cell table:style-name="Table3.A2" office:value-type="string">
            <text:p text:style-name="P1"><text:span text:style-name="T9">Fast</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Tough</text:span></text:p>
          </table:table-cell>
          <table:table-cell table:style-name="Table3.A2" office:value-type="string">
            <text:p text:style-name="P1"><text:span text:style-name="T9">2 + Int modifier</text:span></text:p>
          </table:table-cell>
        </table:table-row>
        <table:table-row table:style-name="Table3.2">
          <table:table-cell table:style-name="Table3.A2" office:value-type="string">
            <text:p text:style-name="P1"><text:span text:style-name="T9">Smart</text:span></text:p>
          </table:table-cell>
          <table:table-cell table:style-name="Table3.A2" office:value-type="string">
            <text:p text:style-name="P1"><text:span text:style-name="T9">8 + Int modifier</text:span></text:p>
          </table:table-cell>
        </table:table-row>
        <table:table-row table:style-name="Table3.2">
          <table:table-cell table:style-name="Table3.A2" office:value-type="string">
            <text:p text:style-name="P1"><text:span text:style-name="T9">Dedicated</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Charismatic</text:span></text:p>
          </table:table-cell>
          <table:table-cell table:style-name="Table3.A2" office:value-type="string">
            <text:p text:style-name="P1"><text:span text:style-name="T9">6 + Int modifier</text:span></text:p>
          </table:table-cell>
        </table:table-row>
        <table:table-row table:style-name="Table3.2">
          <table:table-cell table:style-name="Table3.A2" office:value-type="string">
            <text:p text:style-name="P4"/>
          </table:table-cell>
          <table:table-cell table:style-name="Table3.A2" office:value-type="string">
            <text:p text:style-name="P5"/>
          </table:table-cell>
        </table:table-row>
        <table:table-row table:style-name="Table3.2">
          <table:table-cell table:style-name="Table3.A2" office:value-type="string">
            <text:h text:style-name="P12" text:outline-level="4"><text:span text:style-name="T2">Advanced Class</text:span></text:h>
          </table:table-cell>
          <table:table-cell table:style-name="Table3.A2" office:value-type="string">
            <text:h text:style-name="P12" text:outline-level="4"><text:span text:style-name="T2">Skill Points per Level</text:span></text:h>
          </table:table-cell>
        </table:table-row>
        <text:soft-page-break/>
        <table:table-row table:style-name="Table3.2">
          <table:table-cell table:style-name="Table3.A2" office:value-type="string">
            <text:p text:style-name="P1"><text:span text:style-name="T9">Soldier</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Martial Artist</text:span></text:p>
          </table:table-cell>
          <table:table-cell table:style-name="Table3.A2" office:value-type="string">
            <text:p text:style-name="P1"><text:span text:style-name="T9">2 + Int modifier</text:span></text:p>
          </table:table-cell>
        </table:table-row>
        <table:table-row table:style-name="Table3.2">
          <table:table-cell table:style-name="Table3.A2" office:value-type="string">
            <text:p text:style-name="P1"><text:span text:style-name="T9">Gunslinger</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Infiltrator</text:span></text:p>
          </table:table-cell>
          <table:table-cell table:style-name="Table3.A2" office:value-type="string">
            <text:p text:style-name="P1"><text:span text:style-name="T9">6 + Int modifier</text:span></text:p>
          </table:table-cell>
        </table:table-row>
        <table:table-row table:style-name="Table3.2">
          <table:table-cell table:style-name="Table3.A2" office:value-type="string">
            <text:p text:style-name="P1"><text:span text:style-name="T9">Daredevil</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Bodyguard</text:span></text:p>
          </table:table-cell>
          <table:table-cell table:style-name="Table3.A2" office:value-type="string">
            <text:p text:style-name="P1"><text:span text:style-name="T9">2 + Int modifier</text:span></text:p>
          </table:table-cell>
        </table:table-row>
        <table:table-row table:style-name="Table3.2">
          <table:table-cell table:style-name="Table3.A2" office:value-type="string">
            <text:p text:style-name="P1"><text:span text:style-name="T9">Field Scientist</text:span></text:p>
          </table:table-cell>
          <table:table-cell table:style-name="Table3.A2" office:value-type="string">
            <text:p text:style-name="P1"><text:span text:style-name="T9">6 + Int modifier</text:span></text:p>
          </table:table-cell>
        </table:table-row>
        <table:table-row table:style-name="Table3.2">
          <table:table-cell table:style-name="Table3.A2" office:value-type="string">
            <text:p text:style-name="P1"><text:span text:style-name="T9">Techie</text:span></text:p>
          </table:table-cell>
          <table:table-cell table:style-name="Table3.A2" office:value-type="string">
            <text:p text:style-name="P1"><text:span text:style-name="T9">6 + Int modifier</text:span></text:p>
          </table:table-cell>
        </table:table-row>
        <table:table-row table:style-name="Table3.2">
          <table:table-cell table:style-name="Table3.A2" office:value-type="string">
            <text:p text:style-name="P1"><text:span text:style-name="T9">Field Medic</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Investigator</text:span></text:p>
          </table:table-cell>
          <table:table-cell table:style-name="Table3.A2" office:value-type="string">
            <text:p text:style-name="P1"><text:span text:style-name="T9">4 + Int modifier</text:span></text:p>
          </table:table-cell>
        </table:table-row>
        <text:soft-page-break/>
        <table:table-row table:style-name="Table3.2">
          <table:table-cell table:style-name="Table3.A2" office:value-type="string">
            <text:p text:style-name="P1"><text:span text:style-name="T9">Personality</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1"><text:span text:style-name="T9">Negotiator</text:span></text:p>
          </table:table-cell>
          <table:table-cell table:style-name="Table3.A2" office:value-type="string">
            <text:p text:style-name="P1"><text:span text:style-name="T9">4 + Int modifier</text:span></text:p>
          </table:table-cell>
        </table:table-row>
        <table:table-row table:style-name="Table3.2">
          <table:table-cell table:style-name="Table3.A2" office:value-type="string">
            <text:p text:style-name="P4"/>
          </table:table-cell>
          <table:table-cell table:style-name="Table3.A2" office:value-type="string">
            <text:p text:style-name="P5"/>
          </table:table-cell>
        </table:table-row>
        <table:table-row table:style-name="Table3.2">
          <table:table-cell table:style-name="Table3.A2" office:value-type="string">
            <text:h text:style-name="P13" text:outline-level="4"><text:span text:style-name="T2">Campaign-Specific Advanced Class</text:span></text:h>
          </table:table-cell>
          <table:table-cell table:style-name="Table3.B24" office:value-type="string">
            <text:h text:style-name="P13" text:outline-level="4"><text:span text:style-name="T2">Skill Points per Level</text:span></text:h>
          </table:table-cell>
        </table:table-row>
        <table:table-row table:style-name="Table3.2">
          <table:table-cell table:style-name="Table3.A2" office:value-type="string">
            <text:p text:style-name="P6"><text:span text:style-name="T9">Mage</text:span></text:p>
          </table:table-cell>
          <table:table-cell table:style-name="Table3.A2" office:value-type="string">
            <text:p text:style-name="P6"><text:span text:style-name="T9">6 + Int modifier</text:span></text:p>
          </table:table-cell>
        </table:table-row>
        <table:table-row table:style-name="Table3.2">
          <table:table-cell table:style-name="Table3.A2" office:value-type="string">
            <text:p text:style-name="P1"><text:span text:style-name="T9">Acolyte</text:span></text:p>
          </table:table-cell>
          <table:table-cell table:style-name="Table3.A2" office:value-type="string">
            <text:p text:style-name="P1"><text:span text:style-name="T9">4+ Int modifier</text:span></text:p>
          </table:table-cell>
        </table:table-row>
        <table:table-row table:style-name="Table3.2">
          <table:table-cell table:style-name="Table3.A2" office:value-type="string">
            <text:p text:style-name="P1"><text:span text:style-name="T9">Shadow Slayer</text:span></text:p>
          </table:table-cell>
          <table:table-cell table:style-name="Table3.A2" office:value-type="string">
            <text:p text:style-name="P1"><text:span text:style-name="T9">2+ Int modifier</text:span></text:p>
          </table:table-cell>
        </table:table-row>
        <table:table-row table:style-name="Table3.2">
          <table:table-cell table:style-name="Table3.A2" office:value-type="string">
            <text:p text:style-name="P1"><text:span text:style-name="T9">Occultist</text:span></text:p>
          </table:table-cell>
          <table:table-cell table:style-name="Table3.A2" office:value-type="string">
            <text:p text:style-name="P1"><text:span text:style-name="T9">4+ Int modifier</text:span></text:p>
          </table:table-cell>
        </table:table-row>
        <table:table-row table:style-name="Table3.2">
          <table:table-cell table:style-name="Table3.A2" office:value-type="string">
            <text:p text:style-name="P1"><text:span text:style-name="T9">Telepath</text:span></text:p>
          </table:table-cell>
          <table:table-cell table:style-name="Table3.A2" office:value-type="string">
            <text:p text:style-name="P1"><text:span text:style-name="T9">4+ Int modifier</text:span></text:p>
          </table:table-cell>
        </table:table-row>
        <table:table-row table:style-name="Table3.2">
          <table:table-cell table:style-name="Table3.A2" office:value-type="string">
            <text:p text:style-name="P1"><text:span text:style-name="T9">Battle Mind</text:span></text:p>
          </table:table-cell>
          <table:table-cell table:style-name="Table3.A2" office:value-type="string">
            <text:p text:style-name="P1"><text:span text:style-name="T9">2+ Int modifier</text:span></text:p>
          </table:table-cell>
        </table:table-row>
        <text:soft-page-break/>
        <table:table-row table:style-name="Table3.1">
          <table:table-cell table:style-name="Table3.A31" table:number-columns-spanned="2" office:value-type="string">
            <text:p text:style-name="P6"><text:span text:style-name="superscript_20__23__20_in_20_tables"><text:span text:style-name="T9">1</text:span></text:span><text:span text:style-name="superscript_20__23__20_in_20_tables"><text:span text:style-name="T12"> </text:span></text:span><text:span text:style-name="T9">Humanoids with 1 or fewer Hit Dice advance as human characters do. At 1st level, multiply the number of skill points per level by 4.</text:spa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text-underline-style="solid" style:text-underline-width="auto" style:text-underline-color="font-color" fo:font-weight="bold" style:font-size-asian="18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_23__26_Title_2f_1_20_line" style:display-name="*Table #&amp;Title/1 line" style:family="paragraph" style:parent-style-name="_2a_Table_20__23__20__26__20_Title"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size-asian="11pt" style:language-asian="en" style:country-asian="US"/>
    </style:style>
    <style:style style:name="_2a_table_20_column_20_headers_20_rev" style:display-name="*table column headers rev" style:family="paragraph" style:parent-style-name="_2a_Small_20_Table_20_column_20_body" style:default-outline-level="">
      <style:paragraph-properties fo:margin-left="0in" fo:margin-right="0in" fo:text-align="start" style:justify-single-word="false" fo:orphans="2" fo:widows="2" fo:text-indent="0in" style:auto-text-indent="false" style:vertical-align="auto">
        <style:tab-stops>
          <style:tab-stop style:position="-11.2874in"/>
          <style:tab-stop style:position="0in" style:type="right" style:leader-style="dotted" style:leader-text="."/>
          <style:tab-stop style:position="0.0217in" style:type="center" style:leader-style="solid" style:leader-text="-"/>
          <style:tab-stop style:position="0.2492in" style:type="center"/>
          <style:tab-stop style:position="0.6417in" style:type="center"/>
          <style:tab-stop style:position="1.0563in" style:type="center"/>
          <style:tab-stop style:position="1.4516in" style:type="right" style:leader-style="solid" style:leader-text="_"/>
          <style:tab-stop style:position="1.5035in"/>
          <style:tab-stop style:position="1.6445in" style:type="center"/>
          <style:tab-stop style:position="2.1398in" style:type="center"/>
          <style:tab-stop style:position="2.489in" style:type="right"/>
          <style:tab-stop style:position="2.6244in" style:type="center"/>
          <style:tab-stop style:position="2.6665in" style:type="center" style:leader-style="dotted" style:leader-text="."/>
          <style:tab-stop style:position="3.2in"/>
          <style:tab-stop style:position="11.5555in" style:type="center"/>
          <style:tab-stop style:position="11.6008in" style:type="center" style:leader-style="dotted" style:leader-text="."/>
          <style:tab-stop style:position="12.848in"/>
          <style:tab-stop style:position="12.8799in" style:type="right" style:leader-style="dotted" style:leader-text="."/>
          <style:tab-stop style:position="13.2118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idebar_20_Body_20_Italic" style:display-name="Sidebar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back_20_to_20_reg_20_body_20_copy" style:display-name="back to reg body copy" style:family="text">
      <style:text-properties style:font-name="Agenda-LightCondensed" fo:font-family="Agenda-LightCondensed" style:font-family-generic="roman" style:font-pitch="variable" fo:font-size="10.5pt"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ure Overview</dc:title>
    <dc:subject>MSRD</dc:subject>
    <meta:initial-creator>AKSmith</meta:initial-creator>
    <meta:creation-date>2002-09-25T11:42:00</meta:creation-date>
    <dc:date>2003-08-26T14:46:00</dc:date>
    <meta:editing-cycles>12</meta:editing-cycles>
    <meta:editing-duration>PT16S</meta:editing-duration>
    <meta:document-statistic meta:table-count="3" meta:image-count="0" meta:object-count="0" meta:page-count="13" meta:paragraph-count="283" meta:word-count="3704" meta:character-count="22251" meta:non-whitespace-character-count="18803"/>
    <meta:generator>LibreOffice/5.4.6.2$Linux_X86_64 LibreOffice_project/40m0$Build-2</meta:generator>
    <meta:user-defined meta:name="Company">Wizards of the Coast</meta:user-defined>
    <meta:user-defined meta:name="Operator">AKSmith</meta:user-defined>
  </office:meta>
</office:document-meta>
</file>